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eb03" officeooo:paragraph-rsid="0013eb03"/>
    </style:style>
    <style:style style:name="P2" style:family="paragraph" style:parent-style-name="Table_20_Contents">
      <style:text-properties officeooo:rsid="0013eb03" officeooo:paragraph-rsid="0013eb03"/>
    </style:style>
    <style:style style:name="P3" style:family="paragraph" style:parent-style-name="Table_20_Contents">
      <style:text-properties officeooo:rsid="00151961" officeooo:paragraph-rsid="001519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.09.23 – Experimente</text:p>
      <text:p text:style-name="P1"/>
      <text:p text:style-name="P1">Minimaler Loss</text:p>
      <text:p text:style-name="P1">Datensatz<text:tab/><text:tab/><text:tab/><text:tab/><text:tab/><text:tab/>Versuch</text:p>
      <table:table table:name="Table1" table:style-name="Table1">
        <table:table-column table:style-name="Table1.A" table:number-columns-repeated="2"/>
        <table:table-row table:style-name="TableLine93983872317440">
          <table:table-cell table:style-name="Table1.A1" office:value-type="string">
            <text:p text:style-name="P2">40_5</text:p>
          </table:table-cell>
          <table:table-cell table:style-name="Table1.B1" office:value-type="string">
            <text:p text:style-name="P2">807</text:p>
          </table:table-cell>
        </table:table-row>
        <table:table-row table:style-name="TableLine93983872317440">
          <table:table-cell table:style-name="Table1.A2" office:value-type="string">
            <text:p text:style-name="P2">40_15</text:p>
          </table:table-cell>
          <table:table-cell table:style-name="Table1.B2" office:value-type="string">
            <text:p text:style-name="P2">808</text:p>
          </table:table-cell>
        </table:table-row>
        <table:table-row table:style-name="TableLine93983872317440">
          <table:table-cell table:style-name="Table1.A2" office:value-type="string">
            <text:p text:style-name="P2">80_5</text:p>
          </table:table-cell>
          <table:table-cell table:style-name="Table1.B2" office:value-type="string">
            <text:p text:style-name="P2">377</text:p>
          </table:table-cell>
        </table:table-row>
        <table:table-row table:style-name="TableLine93983872317440">
          <table:table-cell table:style-name="Table1.A2" office:value-type="string">
            <text:p text:style-name="P2">80_15</text:p>
          </table:table-cell>
          <table:table-cell table:style-name="Table1.B2" office:value-type="string">
            <text:p text:style-name="P2">622</text:p>
          </table:table-cell>
        </table:table-row>
      </table:table>
      <text:p text:style-name="P1"/>
      <text:p text:style-name="P1"/>
      <text:p text:style-name="P1">Minimaler Val Loss</text:p>
      <text:p text:style-name="P1">Datensatz<text:tab/><text:tab/><text:tab/><text:tab/><text:tab/><text:tab/>Versuch</text:p>
      <table:table table:name="Table2" table:style-name="Table2">
        <table:table-column table:style-name="Table2.A" table:number-columns-repeated="2"/>
        <table:table-row table:style-name="TableLine93983872932832">
          <table:table-cell table:style-name="Table2.A1" office:value-type="string">
            <text:p text:style-name="P2">40_5</text:p>
          </table:table-cell>
          <table:table-cell table:style-name="Table2.B1" office:value-type="string">
            <text:p text:style-name="P2">183</text:p>
          </table:table-cell>
        </table:table-row>
        <table:table-row table:style-name="TableLine93983872932832">
          <table:table-cell table:style-name="Table2.A2" office:value-type="string">
            <text:p text:style-name="P2">40_15</text:p>
          </table:table-cell>
          <table:table-cell table:style-name="Table2.B2" office:value-type="string">
            <text:p text:style-name="P2">624</text:p>
          </table:table-cell>
        </table:table-row>
        <table:table-row table:style-name="TableLine93983872932832">
          <table:table-cell table:style-name="Table2.A2" office:value-type="string">
            <text:p text:style-name="P2">80_5</text:p>
          </table:table-cell>
          <table:table-cell table:style-name="Table2.B2" office:value-type="string">
            <text:p text:style-name="P2">813</text:p>
          </table:table-cell>
        </table:table-row>
        <table:table-row table:style-name="TableLine93983872932832">
          <table:table-cell table:style-name="Table2.A2" office:value-type="string">
            <text:p text:style-name="P2">80_15</text:p>
          </table:table-cell>
          <table:table-cell table:style-name="Table2.B2" office:value-type="string">
            <text:p text:style-name="P2">806</text:p>
          </table:table-cell>
        </table:table-row>
      </table:table>
      <text:p text:style-name="P1"/>
      <text:p text:style-name="P1"/>
      <text:p text:style-name="P1"/>
      <text:p text:style-name="P1">Minimaler MSE</text:p>
      <text:p text:style-name="P1">Datensatz<text:tab/><text:tab/><text:tab/><text:tab/><text:tab/><text:tab/>Versuch</text:p>
      <table:table table:name="Table3" table:style-name="Table3">
        <table:table-column table:style-name="Table3.A" table:number-columns-repeated="2"/>
        <table:table-row table:style-name="TableLine93983881821376">
          <table:table-cell table:style-name="Table3.A1" office:value-type="string">
            <text:p text:style-name="P2">40_5</text:p>
          </table:table-cell>
          <table:table-cell table:style-name="Table3.B1" office:value-type="string">
            <text:p text:style-name="P3">379</text:p>
          </table:table-cell>
        </table:table-row>
        <table:table-row table:style-name="TableLine93983881821376">
          <table:table-cell table:style-name="Table3.A2" office:value-type="string">
            <text:p text:style-name="P2">40_15</text:p>
          </table:table-cell>
          <table:table-cell table:style-name="Table3.B2" office:value-type="string">
            <text:p text:style-name="P3">316</text:p>
          </table:table-cell>
        </table:table-row>
        <table:table-row table:style-name="TableLine93983881821376">
          <table:table-cell table:style-name="Table3.A2" office:value-type="string">
            <text:p text:style-name="P2">80_5</text:p>
          </table:table-cell>
          <table:table-cell table:style-name="Table3.B2" office:value-type="string">
            <text:p text:style-name="P3">329</text:p>
          </table:table-cell>
        </table:table-row>
        <table:table-row table:style-name="TableLine93983881821376">
          <table:table-cell table:style-name="Table3.A2" office:value-type="string">
            <text:p text:style-name="P2">80_15</text:p>
          </table:table-cell>
          <table:table-cell table:style-name="Table3.B2" office:value-type="string">
            <text:p text:style-name="P3">758</text:p>
          </table:table-cell>
        </table:table-row>
      </table:table>
      <text:p text:style-name="P1"/>
      <text:p text:style-name="P1"/>
      <text:p text:style-name="P1"/>
      <text:p text:style-name="P1">Minimaler nMSE</text:p>
      <text:p text:style-name="P1">Datensatz</text:p>
      <table:table table:name="Table4" table:style-name="Table4">
        <table:table-column table:style-name="Table4.A" table:number-columns-repeated="2"/>
        <table:table-row table:style-name="TableLine93983775889040">
          <table:table-cell table:style-name="Table4.A1" office:value-type="string">
            <text:p text:style-name="P2">40_5</text:p>
          </table:table-cell>
          <table:table-cell table:style-name="Table4.B1" office:value-type="string">
            <text:p text:style-name="P3">375</text:p>
          </table:table-cell>
        </table:table-row>
        <table:table-row table:style-name="TableLine93983775889040">
          <table:table-cell table:style-name="Table4.A2" office:value-type="string">
            <text:p text:style-name="P2">40_15</text:p>
          </table:table-cell>
          <table:table-cell table:style-name="Table4.B2" office:value-type="string">
            <text:p text:style-name="P3">316</text:p>
          </table:table-cell>
        </table:table-row>
        <table:table-row table:style-name="TableLine93983775889040">
          <table:table-cell table:style-name="Table4.A2" office:value-type="string">
            <text:p text:style-name="P2">80_5</text:p>
          </table:table-cell>
          <table:table-cell table:style-name="Table4.B2" office:value-type="string">
            <text:p text:style-name="P3">741</text:p>
          </table:table-cell>
        </table:table-row>
        <table:table-row table:style-name="TableLine93983775889040">
          <table:table-cell table:style-name="Table4.A2" office:value-type="string">
            <text:p text:style-name="P2">80_15</text:p>
          </table:table-cell>
          <table:table-cell table:style-name="Table4.B2" office:value-type="string">
            <text:p text:style-name="P3">758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48:10.970718773</meta:creation-date>
    <dc:date>2023-09-21T16:26:10.861520767</dc:date>
    <meta:editing-duration>PT15M12S</meta:editing-duration>
    <meta:editing-cycles>1</meta:editing-cycles>
    <meta:document-statistic meta:table-count="4" meta:image-count="0" meta:object-count="0" meta:page-count="1" meta:paragraph-count="41" meta:word-count="50" meta:character-count="276" meta:non-whitespace-character-count="251"/>
    <meta:generator>LibreOffice/6.4.7.2$Linux_X86_64 LibreOffice_project/40$Build-2</meta:generator>
  </office:meta>
</office:document-meta>
</file>